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220.45pt">
            <loext:p draw:notify-on-update-of-ranges="Sheet1.A1:Sheet1.A1 Sheet1.A2:Sheet1.A17 Sheet1.B1:Sheet1.B1 Sheet1.B2:Sheet1.B17 Sheet1.A1:Sheet1.A1 Sheet1.A2:Sheet1.A17 Sheet1.C1:Sheet1.C1 Sheet1.C2:Sheet1.C17 Sheet1.A1:Sheet1.A1 Sheet1.A2:Sheet1.A17 Sheet1.D1:Sheet1.D1 Sheet1.D2:Sheet1.D17 Sheet1.A1:Sheet1.A1 Sheet1.A2:Sheet1.A17 Sheet1.E1:Sheet1.E1 Sheet1.E2:Sheet1.E17 Sheet1.A1:Sheet1.A1 Sheet1.A2:Sheet1.A17 Sheet1.F1:Sheet1.F1 Sheet1.F2:Sheet1.F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ITA</text:p>
          </table:table-cell>
          <table:table-cell office:value-type="string" calcext:value-type="string">
            <text:p>LW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JSQ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.9214620932122" calcext:value-type="float">
            <text:p>20.9214620932</text:p>
          </table:table-cell>
          <table:table-cell office:value-type="float" office:value="19.8817220441815" calcext:value-type="float">
            <text:p>19.8817220442</text:p>
          </table:table-cell>
          <table:table-cell office:value-type="float" office:value="20.8067395178826" calcext:value-type="float">
            <text:p>20.8067395179</text:p>
          </table:table-cell>
          <table:table-cell table:number-columns-repeated="2" office:value-type="float" office:value="19.8817220441815" calcext:value-type="float">
            <text:p>19.88172204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2.7928474027146" calcext:value-type="float">
            <text:p>22.7928474027</text:p>
          </table:table-cell>
          <table:table-cell office:value-type="float" office:value="20.1060068993109" calcext:value-type="float">
            <text:p>20.1060068993</text:p>
          </table:table-cell>
          <table:table-cell office:value-type="float" office:value="22.5838118543668" calcext:value-type="float">
            <text:p>22.5838118544</text:p>
          </table:table-cell>
          <table:table-cell office:value-type="float" office:value="20.1062542463672" calcext:value-type="float">
            <text:p>20.1062542464</text:p>
          </table:table-cell>
          <table:table-cell office:value-type="float" office:value="20.1060070586385" calcext:value-type="float">
            <text:p>20.106007058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.3301578259819" calcext:value-type="float">
            <text:p>24.330157826</text:p>
          </table:table-cell>
          <table:table-cell office:value-type="float" office:value="19.9109720485012" calcext:value-type="float">
            <text:p>19.9109720485</text:p>
          </table:table-cell>
          <table:table-cell office:value-type="float" office:value="23.7849789834571" calcext:value-type="float">
            <text:p>23.7849789835</text:p>
          </table:table-cell>
          <table:table-cell office:value-type="float" office:value="19.9172469933843" calcext:value-type="float">
            <text:p>19.9172469934</text:p>
          </table:table-cell>
          <table:table-cell office:value-type="float" office:value="19.910834491553" calcext:value-type="float">
            <text:p>19.91083449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7.0046126297181" calcext:value-type="float">
            <text:p>27.0046126297</text:p>
          </table:table-cell>
          <table:table-cell office:value-type="float" office:value="20.2890811842462" calcext:value-type="float">
            <text:p>20.2890811842</text:p>
          </table:table-cell>
          <table:table-cell office:value-type="float" office:value="25.5641112939268" calcext:value-type="float">
            <text:p>25.5641112939</text:p>
          </table:table-cell>
          <table:table-cell office:value-type="float" office:value="20.3460238765772" calcext:value-type="float">
            <text:p>20.3460238766</text:p>
          </table:table-cell>
          <table:table-cell office:value-type="float" office:value="20.2847723559745" calcext:value-type="float">
            <text:p>20.28477235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.2040923324237" calcext:value-type="float">
            <text:p>30.2040923324</text:p>
          </table:table-cell>
          <table:table-cell office:value-type="float" office:value="20.6750317508969" calcext:value-type="float">
            <text:p>20.6750317509</text:p>
          </table:table-cell>
          <table:table-cell office:value-type="float" office:value="28.4647529641638" calcext:value-type="float">
            <text:p>28.4647529642</text:p>
          </table:table-cell>
          <table:table-cell office:value-type="float" office:value="20.7585004915069" calcext:value-type="float">
            <text:p>20.7585004915</text:p>
          </table:table-cell>
          <table:table-cell office:value-type="float" office:value="20.5999452309034" calcext:value-type="float">
            <text:p>20.599945230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4.0935757249975" calcext:value-type="float">
            <text:p>34.093575725</text:p>
          </table:table-cell>
          <table:table-cell office:value-type="float" office:value="21.3840473519691" calcext:value-type="float">
            <text:p>21.384047352</text:p>
          </table:table-cell>
          <table:table-cell office:value-type="float" office:value="30.1573154977512" calcext:value-type="float">
            <text:p>30.1573154978</text:p>
          </table:table-cell>
          <table:table-cell office:value-type="float" office:value="20.8825118761155" calcext:value-type="float">
            <text:p>20.8825118761</text:p>
          </table:table-cell>
          <table:table-cell office:value-type="float" office:value="20.5114411150003" calcext:value-type="float">
            <text:p>20.5114411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1.784472702569" calcext:value-type="float">
            <text:p>41.7844727026</text:p>
          </table:table-cell>
          <table:table-cell office:value-type="float" office:value="26.0520654887933" calcext:value-type="float">
            <text:p>26.0520654888</text:p>
          </table:table-cell>
          <table:table-cell office:value-type="float" office:value="34.2985713161532" calcext:value-type="float">
            <text:p>34.2985713162</text:p>
          </table:table-cell>
          <table:table-cell office:value-type="float" office:value="21.9266872778116" calcext:value-type="float">
            <text:p>21.9266872778</text:p>
          </table:table-cell>
          <table:table-cell office:value-type="float" office:value="21.2781901049758" calcext:value-type="float">
            <text:p>21.27819010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7.3300128860285" calcext:value-type="float">
            <text:p>47.330012886</text:p>
          </table:table-cell>
          <table:table-cell office:value-type="float" office:value="29.7796860183233" calcext:value-type="float">
            <text:p>29.7796860183</text:p>
          </table:table-cell>
          <table:table-cell office:value-type="float" office:value="38.341717434506" calcext:value-type="float">
            <text:p>38.3417174345</text:p>
          </table:table-cell>
          <table:table-cell office:value-type="float" office:value="22.3195411334977" calcext:value-type="float">
            <text:p>22.3195411335</text:p>
          </table:table-cell>
          <table:table-cell office:value-type="float" office:value="21.5995827558539" calcext:value-type="float">
            <text:p>21.599582755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4.4375456870098" calcext:value-type="float">
            <text:p>54.437545687</text:p>
          </table:table-cell>
          <table:table-cell office:value-type="float" office:value="36.3490674228361" calcext:value-type="float">
            <text:p>36.3490674228</text:p>
          </table:table-cell>
          <table:table-cell office:value-type="float" office:value="41.0843907074324" calcext:value-type="float">
            <text:p>41.0843907074</text:p>
          </table:table-cell>
          <table:table-cell office:value-type="float" office:value="23.160033508283" calcext:value-type="float">
            <text:p>23.1600335083</text:p>
          </table:table-cell>
          <table:table-cell office:value-type="float" office:value="22.2401714071678" calcext:value-type="float">
            <text:p>22.240171407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5.7093179142323" calcext:value-type="float">
            <text:p>65.7093179142</text:p>
          </table:table-cell>
          <table:table-cell office:value-type="float" office:value="45.5804269500569" calcext:value-type="float">
            <text:p>45.5804269501</text:p>
          </table:table-cell>
          <table:table-cell office:value-type="float" office:value="44.1314353371041" calcext:value-type="float">
            <text:p>44.1314353371</text:p>
          </table:table-cell>
          <table:table-cell office:value-type="float" office:value="24.4237489205165" calcext:value-type="float">
            <text:p>24.4237489205</text:p>
          </table:table-cell>
          <table:table-cell office:value-type="float" office:value="23.1881645838839" calcext:value-type="float">
            <text:p>23.188164583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9.288890028999" calcext:value-type="float">
            <text:p>89.288890029</text:p>
          </table:table-cell>
          <table:table-cell office:value-type="float" office:value="60.1611625041495" calcext:value-type="float">
            <text:p>60.1611625041</text:p>
          </table:table-cell>
          <table:table-cell office:value-type="float" office:value="53.3427938905629" calcext:value-type="float">
            <text:p>53.3427938906</text:p>
          </table:table-cell>
          <table:table-cell office:value-type="float" office:value="26.7144174672195" calcext:value-type="float">
            <text:p>26.7144174672</text:p>
          </table:table-cell>
          <table:table-cell office:value-type="float" office:value="25.0947984258186" calcext:value-type="float">
            <text:p>25.0947984258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11.515100560734" calcext:value-type="float">
            <text:p>111.5151005607</text:p>
          </table:table-cell>
          <table:table-cell office:value-type="float" office:value="70.4602141920129" calcext:value-type="float">
            <text:p>70.460214192</text:p>
          </table:table-cell>
          <table:table-cell office:value-type="float" office:value="57.1592719870676" calcext:value-type="float">
            <text:p>57.1592719871</text:p>
          </table:table-cell>
          <table:table-cell office:value-type="float" office:value="28.520285593727" calcext:value-type="float">
            <text:p>28.5202855937</text:p>
          </table:table-cell>
          <table:table-cell office:value-type="float" office:value="26.3105525099488" calcext:value-type="float">
            <text:p>26.310552509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44.421954106859" calcext:value-type="float">
            <text:p>144.4219541069</text:p>
          </table:table-cell>
          <table:table-cell office:value-type="float" office:value="80.8821851737522" calcext:value-type="float">
            <text:p>80.8821851738</text:p>
          </table:table-cell>
          <table:table-cell office:value-type="float" office:value="58.8087872386085" calcext:value-type="float">
            <text:p>58.8087872386</text:p>
          </table:table-cell>
          <table:table-cell office:value-type="float" office:value="30.4739876379386" calcext:value-type="float">
            <text:p>30.4739876379</text:p>
          </table:table-cell>
          <table:table-cell office:value-type="float" office:value="28.1025469721507" calcext:value-type="float">
            <text:p>28.102546972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99.522273811039" calcext:value-type="float">
            <text:p>199.522273811</text:p>
          </table:table-cell>
          <table:table-cell office:value-type="float" office:value="92.9953957348866" calcext:value-type="float">
            <text:p>92.9953957349</text:p>
          </table:table-cell>
          <table:table-cell office:value-type="float" office:value="62.3889066321952" calcext:value-type="float">
            <text:p>62.3889066322</text:p>
          </table:table-cell>
          <table:table-cell office:value-type="float" office:value="32.5297912263404" calcext:value-type="float">
            <text:p>32.5297912263</text:p>
          </table:table-cell>
          <table:table-cell office:value-type="float" office:value="29.7901817338205" calcext:value-type="float">
            <text:p>29.790181733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52.100673446812" calcext:value-type="float">
            <text:p>252.1006734468</text:p>
          </table:table-cell>
          <table:table-cell office:value-type="float" office:value="95.1319406479534" calcext:value-type="float">
            <text:p>95.131940648</text:p>
          </table:table-cell>
          <table:table-cell office:value-type="float" office:value="72.2297225753182" calcext:value-type="float">
            <text:p>72.2297225753</text:p>
          </table:table-cell>
          <table:table-cell office:value-type="float" office:value="34.1343889093713" calcext:value-type="float">
            <text:p>34.1343889094</text:p>
          </table:table-cell>
          <table:table-cell office:value-type="float" office:value="30.8692297059519" calcext:value-type="float">
            <text:p>30.86922970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21.085195159477" calcext:value-type="float">
            <text:p>321.0851951595</text:p>
          </table:table-cell>
          <table:table-cell office:value-type="float" office:value="105.710433590285" calcext:value-type="float">
            <text:p>105.7104335903</text:p>
          </table:table-cell>
          <table:table-cell office:value-type="float" office:value="57.1982247503871" calcext:value-type="float">
            <text:p>57.1982247504</text:p>
          </table:table-cell>
          <table:table-cell office:value-type="float" office:value="34.6303233538602" calcext:value-type="float">
            <text:p>34.6303233539</text:p>
          </table:table-cell>
          <table:table-cell office:value-type="float" office:value="28.5590387344591" calcext:value-type="float">
            <text:p>28.559038734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220.45pt">
            <loext:p draw:notify-on-update-of-ranges="Sheet2.A1:Sheet2.A1 Sheet2.A2:Sheet2.A17 Sheet2.B1:Sheet2.B1 Sheet2.B2:Sheet2.B17 Sheet2.A1:Sheet2.A1 Sheet2.A2:Sheet2.A17 Sheet2.C1:Sheet2.C1 Sheet2.C2:Sheet2.C17 Sheet2.A1:Sheet2.A1 Sheet2.A2:Sheet2.A17 Sheet2.D1:Sheet2.D1 Sheet2.D2:Sheet2.D17 Sheet2.A1:Sheet2.A1 Sheet2.A2:Sheet2.A17 Sheet2.E1:Sheet2.E1 Sheet2.E2:Sheet2.E17 Sheet2.A1:Sheet2.A1 Sheet2.A2:Sheet2.A17 Sheet2.F1:Sheet2.F1 Sheet2.F2:Sheet2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ITA</text:p>
          </table:table-cell>
          <table:table-cell office:value-type="string" calcext:value-type="string">
            <text:p>LW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JSQ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1.1770621638988" calcext:value-type="float">
            <text:p>21.1770621639</text:p>
          </table:table-cell>
          <table:table-cell office:value-type="float" office:value="19.8817220441815" calcext:value-type="float">
            <text:p>19.8817220442</text:p>
          </table:table-cell>
          <table:table-cell office:value-type="float" office:value="221.898617301217" calcext:value-type="float">
            <text:p>221.8986173012</text:p>
          </table:table-cell>
          <table:table-cell table:number-columns-repeated="2" office:value-type="float" office:value="19.8817220441815" calcext:value-type="float">
            <text:p>19.88172204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3.2406042607653" calcext:value-type="float">
            <text:p>23.2406042608</text:p>
          </table:table-cell>
          <table:table-cell office:value-type="float" office:value="20.1060068993109" calcext:value-type="float">
            <text:p>20.1060068993</text:p>
          </table:table-cell>
          <table:table-cell office:value-type="float" office:value="469.329340175367" calcext:value-type="float">
            <text:p>469.3293401754</text:p>
          </table:table-cell>
          <table:table-cell office:value-type="float" office:value="20.2567953144343" calcext:value-type="float">
            <text:p>20.2567953144</text:p>
          </table:table-cell>
          <table:table-cell office:value-type="float" office:value="20.1060068993109" calcext:value-type="float">
            <text:p>20.106006899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.9934226033282" calcext:value-type="float">
            <text:p>24.9934226033</text:p>
          </table:table-cell>
          <table:table-cell office:value-type="float" office:value="19.9114664470682" calcext:value-type="float">
            <text:p>19.9114664471</text:p>
          </table:table-cell>
          <table:table-cell office:value-type="float" office:value="845.709694883522" calcext:value-type="float">
            <text:p>845.7096948835</text:p>
          </table:table-cell>
          <table:table-cell office:value-type="float" office:value="21.2799091453414" calcext:value-type="float">
            <text:p>21.2799091453</text:p>
          </table:table-cell>
          <table:table-cell office:value-type="float" office:value="20.2985376808865" calcext:value-type="float">
            <text:p>20.29853768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.1526869586167" calcext:value-type="float">
            <text:p>28.1526869586</text:p>
          </table:table-cell>
          <table:table-cell office:value-type="float" office:value="20.3008424676684" calcext:value-type="float">
            <text:p>20.3008424677</text:p>
          </table:table-cell>
          <table:table-cell office:value-type="float" office:value="1396.80842321565" calcext:value-type="float">
            <text:p>1396.8084232157</text:p>
          </table:table-cell>
          <table:table-cell office:value-type="float" office:value="25.1132708162389" calcext:value-type="float">
            <text:p>25.1132708162</text:p>
          </table:table-cell>
          <table:table-cell office:value-type="float" office:value="22.966786184132" calcext:value-type="float">
            <text:p>22.966786184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.8913894774762" calcext:value-type="float">
            <text:p>31.8913894775</text:p>
          </table:table-cell>
          <table:table-cell office:value-type="float" office:value="20.8811537043759" calcext:value-type="float">
            <text:p>20.8811537044</text:p>
          </table:table-cell>
          <table:table-cell office:value-type="float" office:value="1945.1285646259" calcext:value-type="float">
            <text:p>1945.1285646259</text:p>
          </table:table-cell>
          <table:table-cell office:value-type="float" office:value="31.985406954722" calcext:value-type="float">
            <text:p>31.9854069547</text:p>
          </table:table-cell>
          <table:table-cell office:value-type="float" office:value="30.1515549918679" calcext:value-type="float">
            <text:p>30.15155499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6.9070334729855" calcext:value-type="float">
            <text:p>36.907033473</text:p>
          </table:table-cell>
          <table:table-cell office:value-type="float" office:value="25.3143400091878" calcext:value-type="float">
            <text:p>25.3143400092</text:p>
          </table:table-cell>
          <table:table-cell office:value-type="float" office:value="2868.76941691399" calcext:value-type="float">
            <text:p>2868.769416914</text:p>
          </table:table-cell>
          <table:table-cell office:value-type="float" office:value="46.3261777569579" calcext:value-type="float">
            <text:p>46.326177757</text:p>
          </table:table-cell>
          <table:table-cell office:value-type="float" office:value="47.0998362589469" calcext:value-type="float">
            <text:p>47.099836258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7.1127121240299" calcext:value-type="float">
            <text:p>47.112712124</text:p>
          </table:table-cell>
          <table:table-cell office:value-type="float" office:value="58.4241523948782" calcext:value-type="float">
            <text:p>58.4241523949</text:p>
          </table:table-cell>
          <table:table-cell office:value-type="float" office:value="4788.88536790693" calcext:value-type="float">
            <text:p>4788.8853679069</text:p>
          </table:table-cell>
          <table:table-cell office:value-type="float" office:value="104.689489213402" calcext:value-type="float">
            <text:p>104.6894892134</text:p>
          </table:table-cell>
          <table:table-cell office:value-type="float" office:value="113.447870345465" calcext:value-type="float">
            <text:p>113.447870345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4.4130809248356" calcext:value-type="float">
            <text:p>54.4130809248</text:p>
          </table:table-cell>
          <table:table-cell office:value-type="float" office:value="104.746046153402" calcext:value-type="float">
            <text:p>104.7460461534</text:p>
          </table:table-cell>
          <table:table-cell office:value-type="float" office:value="5747.1810321229" calcext:value-type="float">
            <text:p>5747.1810321229</text:p>
          </table:table-cell>
          <table:table-cell office:value-type="float" office:value="169.585713906795" calcext:value-type="float">
            <text:p>169.5857139068</text:p>
          </table:table-cell>
          <table:table-cell office:value-type="float" office:value="191.787934308622" calcext:value-type="float">
            <text:p>191.787934308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4.2703061121671" calcext:value-type="float">
            <text:p>64.2703061122</text:p>
          </table:table-cell>
          <table:table-cell office:value-type="float" office:value="185.152648467798" calcext:value-type="float">
            <text:p>185.1526484678</text:p>
          </table:table-cell>
          <table:table-cell office:value-type="float" office:value="6537.50696384169" calcext:value-type="float">
            <text:p>6537.5069638417</text:p>
          </table:table-cell>
          <table:table-cell office:value-type="float" office:value="267.947097743114" calcext:value-type="float">
            <text:p>267.9470977431</text:p>
          </table:table-cell>
          <table:table-cell office:value-type="float" office:value="316.29385017473" calcext:value-type="float">
            <text:p>316.293850174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0.7629760805972" calcext:value-type="float">
            <text:p>80.7629760806</text:p>
          </table:table-cell>
          <table:table-cell office:value-type="float" office:value="333.408332546273" calcext:value-type="float">
            <text:p>333.4083325463</text:p>
          </table:table-cell>
          <table:table-cell office:value-type="float" office:value="10896.3467003269" calcext:value-type="float">
            <text:p>10896.3467003269</text:p>
          </table:table-cell>
          <table:table-cell office:value-type="float" office:value="425.33061240017" calcext:value-type="float">
            <text:p>425.3306124002</text:p>
          </table:table-cell>
          <table:table-cell office:value-type="float" office:value="527.030342460138" calcext:value-type="float">
            <text:p>527.030342460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3.65384915807" calcext:value-type="float">
            <text:p>113.6538491581</text:p>
          </table:table-cell>
          <table:table-cell office:value-type="float" office:value="718.563380046193" calcext:value-type="float">
            <text:p>718.5633800462</text:p>
          </table:table-cell>
          <table:table-cell office:value-type="float" office:value="11503.0018654051" calcext:value-type="float">
            <text:p>11503.0018654051</text:p>
          </table:table-cell>
          <table:table-cell office:value-type="float" office:value="790.133041950952" calcext:value-type="float">
            <text:p>790.133041951</text:p>
          </table:table-cell>
          <table:table-cell office:value-type="float" office:value="1052.22581430512" calcext:value-type="float">
            <text:p>1052.2258143051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40.903301235576" calcext:value-type="float">
            <text:p>140.9033012356</text:p>
          </table:table-cell>
          <table:table-cell office:value-type="float" office:value="1071.71916283251" calcext:value-type="float">
            <text:p>1071.7191628325</text:p>
          </table:table-cell>
          <table:table-cell office:value-type="float" office:value="14832.4337417548" calcext:value-type="float">
            <text:p>14832.4337417548</text:p>
          </table:table-cell>
          <table:table-cell office:value-type="float" office:value="1185.02547950364" calcext:value-type="float">
            <text:p>1185.0254795036</text:p>
          </table:table-cell>
          <table:table-cell office:value-type="float" office:value="1531.16093021162" calcext:value-type="float">
            <text:p>1531.160930211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84.576025126638" calcext:value-type="float">
            <text:p>184.5760251266</text:p>
          </table:table-cell>
          <table:table-cell office:value-type="float" office:value="1654.89028327171" calcext:value-type="float">
            <text:p>1654.8902832717</text:p>
          </table:table-cell>
          <table:table-cell office:value-type="float" office:value="17774.1106052386" calcext:value-type="float">
            <text:p>17774.1106052386</text:p>
          </table:table-cell>
          <table:table-cell office:value-type="float" office:value="1783.53607896311" calcext:value-type="float">
            <text:p>1783.5360789631</text:p>
          </table:table-cell>
          <table:table-cell office:value-type="float" office:value="2252.1435695625" calcext:value-type="float">
            <text:p>2252.143569562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58.929229483918" calcext:value-type="float">
            <text:p>258.9292294839</text:p>
          </table:table-cell>
          <table:table-cell office:value-type="float" office:value="2382.79928346611" calcext:value-type="float">
            <text:p>2382.7992834661</text:p>
          </table:table-cell>
          <table:table-cell office:value-type="float" office:value="23227.0048840943" calcext:value-type="float">
            <text:p>23227.0048840943</text:p>
          </table:table-cell>
          <table:table-cell office:value-type="float" office:value="2501.22012494947" calcext:value-type="float">
            <text:p>2501.2201249495</text:p>
          </table:table-cell>
          <table:table-cell office:value-type="float" office:value="3132.62222967534" calcext:value-type="float">
            <text:p>3132.622229675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31.807789652711" calcext:value-type="float">
            <text:p>331.8077896527</text:p>
          </table:table-cell>
          <table:table-cell office:value-type="float" office:value="2892.89665534151" calcext:value-type="float">
            <text:p>2892.8966553415</text:p>
          </table:table-cell>
          <table:table-cell office:value-type="float" office:value="19872.3039440925" calcext:value-type="float">
            <text:p>19872.3039440925</text:p>
          </table:table-cell>
          <table:table-cell office:value-type="float" office:value="3069.16543063986" calcext:value-type="float">
            <text:p>3069.1654306399</text:p>
          </table:table-cell>
          <table:table-cell office:value-type="float" office:value="3711.91771237751" calcext:value-type="float">
            <text:p>3711.917712377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66.494260148157" calcext:value-type="float">
            <text:p>466.4942601482</text:p>
          </table:table-cell>
          <table:table-cell office:value-type="float" office:value="3797.62491418376" calcext:value-type="float">
            <text:p>3797.6249141838</text:p>
          </table:table-cell>
          <table:table-cell office:value-type="float" office:value="23603.758050426" calcext:value-type="float">
            <text:p>23603.758050426</text:p>
          </table:table-cell>
          <table:table-cell office:value-type="float" office:value="4071.73831687907" calcext:value-type="float">
            <text:p>4071.7383168791</text:p>
          </table:table-cell>
          <table:table-cell office:value-type="float" office:value="4779.91080206815" calcext:value-type="float">
            <text:p>4779.9108020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9:30:39.875903843</meta:creation-date>
    <dc:date>2018-11-02T19:57:54.662104548</dc:date>
    <meta:editing-duration>PT6M24S</meta:editing-duration>
    <meta:editing-cycles>1</meta:editing-cycles>
    <meta:document-statistic meta:table-count="2" meta:cell-count="20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3.205cm" style:legend-expansion="high" chart:style-name="ch2"/>
        <chart:plot-area chart:style-name="ch3" table:cell-range-address="Sheet2.A1:Sheet2.F17" chart:data-source-has-labels="row" svg:x="0.32cm" svg:y="0.18cm" svg:width="12.746cm" svg:height="8.64cm">
          <chartooo:coordinate-region svg:x="1.497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7" chart:label-cell-address="Sheet2.B1:Sheet2.B1" chart:class="chart:scatter">
            <chart:domain table:cell-range-address="Sheet2.A2:Sheet2.A17"/>
            <chart:data-point chart:repeated="16"/>
          </chart:series>
          <chart:series chart:style-name="ch7" chart:values-cell-range-address="Sheet2.C2:Sheet2.C17" chart:label-cell-address="Sheet2.C1:Sheet2.C1" chart:class="chart:scatter">
            <chart:data-point chart:repeated="16"/>
          </chart:series>
          <chart:series chart:style-name="ch8" chart:values-cell-range-address="Sheet2.D2:Sheet2.D17" chart:label-cell-address="Sheet2.D1:Sheet2.D1" chart:class="chart:scatter">
            <chart:data-point chart:repeated="16"/>
          </chart:series>
          <chart:series chart:style-name="ch9" chart:values-cell-range-address="Sheet2.E2:Sheet2.E17" chart:label-cell-address="Sheet2.E1:Sheet2.E1" chart:class="chart:scatter">
            <chart:data-point chart:repeated="16"/>
          </chart:series>
          <chart:series chart:style-name="ch10" chart:values-cell-range-address="Sheet2.F2:Sheet2.F17" chart:label-cell-address="Sheet2.F1:Sheet2.F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TA</text:p>
                <draw:g>
                  <svg:desc>Sheet2.B1:Sheet2.B1</svg:desc>
                </draw:g>
              </table:table-cell>
              <table:table-cell office:value-type="string">
                <text:p>LWL</text:p>
                <draw:g>
                  <svg:desc>Sheet2.C1:Sheet2.C1</svg:desc>
                </draw:g>
              </table:table-cell>
              <table:table-cell office:value-type="string">
                <text:p>Random</text:p>
                <draw:g>
                  <svg:desc>Sheet2.D1:Sheet2.D1</svg:desc>
                </draw:g>
              </table:table-cell>
              <table:table-cell office:value-type="string">
                <text:p>JSQ</text:p>
                <draw:g>
                  <svg:desc>Sheet2.E1:Sheet2.E1</svg:desc>
                </draw:g>
              </table:table-cell>
              <table:table-cell office:value-type="string">
                <text:p>Cost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2.A2:Sheet2.A17</svg:desc>
                </draw:g>
              </table:table-cell>
              <table:table-cell office:value-type="float" office:value="21.1770621638988">
                <text:p>21.1770621638988</text:p>
                <draw:g>
                  <svg:desc>Sheet2.B2:Sheet2.B17</svg:desc>
                </draw:g>
              </table:table-cell>
              <table:table-cell office:value-type="float" office:value="19.8817220441815">
                <text:p>19.8817220441815</text:p>
                <draw:g>
                  <svg:desc>Sheet2.C2:Sheet2.C17</svg:desc>
                </draw:g>
              </table:table-cell>
              <table:table-cell office:value-type="float" office:value="221.898617301217">
                <text:p>221.898617301217</text:p>
                <draw:g>
                  <svg:desc>Sheet2.D2:Sheet2.D17</svg:desc>
                </draw:g>
              </table:table-cell>
              <table:table-cell office:value-type="float" office:value="19.8817220441815">
                <text:p>19.8817220441815</text:p>
                <draw:g>
                  <svg:desc>Sheet2.E2:Sheet2.E17</svg:desc>
                </draw:g>
              </table:table-cell>
              <table:table-cell office:value-type="float" office:value="19.8817220441815">
                <text:p>19.8817220441815</text:p>
                <draw:g>
                  <svg:desc>Sheet2.F2:Sheet2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3.2406042607653">
                <text:p>23.2406042607653</text:p>
              </table:table-cell>
              <table:table-cell office:value-type="float" office:value="20.1060068993109">
                <text:p>20.1060068993109</text:p>
              </table:table-cell>
              <table:table-cell office:value-type="float" office:value="469.329340175367">
                <text:p>469.329340175367</text:p>
              </table:table-cell>
              <table:table-cell office:value-type="float" office:value="20.2567953144343">
                <text:p>20.2567953144343</text:p>
              </table:table-cell>
              <table:table-cell office:value-type="float" office:value="20.1060068993109">
                <text:p>20.1060068993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4.9934226033282">
                <text:p>24.9934226033282</text:p>
              </table:table-cell>
              <table:table-cell office:value-type="float" office:value="19.9114664470682">
                <text:p>19.9114664470682</text:p>
              </table:table-cell>
              <table:table-cell office:value-type="float" office:value="845.709694883522">
                <text:p>845.709694883522</text:p>
              </table:table-cell>
              <table:table-cell office:value-type="float" office:value="21.2799091453414">
                <text:p>21.2799091453414</text:p>
              </table:table-cell>
              <table:table-cell office:value-type="float" office:value="20.2985376808865">
                <text:p>20.2985376808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8.1526869586167">
                <text:p>28.1526869586167</text:p>
              </table:table-cell>
              <table:table-cell office:value-type="float" office:value="20.3008424676684">
                <text:p>20.3008424676684</text:p>
              </table:table-cell>
              <table:table-cell office:value-type="float" office:value="1396.80842321565">
                <text:p>1396.80842321565</text:p>
              </table:table-cell>
              <table:table-cell office:value-type="float" office:value="25.1132708162389">
                <text:p>25.1132708162389</text:p>
              </table:table-cell>
              <table:table-cell office:value-type="float" office:value="22.966786184132">
                <text:p>22.966786184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1.8913894774762">
                <text:p>31.8913894774762</text:p>
              </table:table-cell>
              <table:table-cell office:value-type="float" office:value="20.8811537043759">
                <text:p>20.8811537043759</text:p>
              </table:table-cell>
              <table:table-cell office:value-type="float" office:value="1945.1285646259">
                <text:p>1945.1285646259</text:p>
              </table:table-cell>
              <table:table-cell office:value-type="float" office:value="31.985406954722">
                <text:p>31.985406954722</text:p>
              </table:table-cell>
              <table:table-cell office:value-type="float" office:value="30.1515549918679">
                <text:p>30.1515549918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36.9070334729855">
                <text:p>36.9070334729855</text:p>
              </table:table-cell>
              <table:table-cell office:value-type="float" office:value="25.3143400091878">
                <text:p>25.3143400091878</text:p>
              </table:table-cell>
              <table:table-cell office:value-type="float" office:value="2868.76941691399">
                <text:p>2868.76941691399</text:p>
              </table:table-cell>
              <table:table-cell office:value-type="float" office:value="46.3261777569579">
                <text:p>46.3261777569579</text:p>
              </table:table-cell>
              <table:table-cell office:value-type="float" office:value="47.0998362589469">
                <text:p>47.0998362589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47.1127121240299">
                <text:p>47.1127121240299</text:p>
              </table:table-cell>
              <table:table-cell office:value-type="float" office:value="58.4241523948782">
                <text:p>58.4241523948782</text:p>
              </table:table-cell>
              <table:table-cell office:value-type="float" office:value="4788.88536790693">
                <text:p>4788.88536790693</text:p>
              </table:table-cell>
              <table:table-cell office:value-type="float" office:value="104.689489213402">
                <text:p>104.689489213402</text:p>
              </table:table-cell>
              <table:table-cell office:value-type="float" office:value="113.447870345465">
                <text:p>113.447870345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54.4130809248356">
                <text:p>54.4130809248356</text:p>
              </table:table-cell>
              <table:table-cell office:value-type="float" office:value="104.746046153402">
                <text:p>104.746046153402</text:p>
              </table:table-cell>
              <table:table-cell office:value-type="float" office:value="5747.1810321229">
                <text:p>5747.1810321229</text:p>
              </table:table-cell>
              <table:table-cell office:value-type="float" office:value="169.585713906795">
                <text:p>169.585713906795</text:p>
              </table:table-cell>
              <table:table-cell office:value-type="float" office:value="191.787934308622">
                <text:p>191.787934308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64.2703061121671">
                <text:p>64.2703061121671</text:p>
              </table:table-cell>
              <table:table-cell office:value-type="float" office:value="185.152648467798">
                <text:p>185.152648467798</text:p>
              </table:table-cell>
              <table:table-cell office:value-type="float" office:value="6537.50696384169">
                <text:p>6537.50696384169</text:p>
              </table:table-cell>
              <table:table-cell office:value-type="float" office:value="267.947097743114">
                <text:p>267.947097743114</text:p>
              </table:table-cell>
              <table:table-cell office:value-type="float" office:value="316.29385017473">
                <text:p>316.29385017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">
                <text:p>0.85</text:p>
              </table:table-cell>
              <table:table-cell office:value-type="float" office:value="80.7629760805972">
                <text:p>80.7629760805972</text:p>
              </table:table-cell>
              <table:table-cell office:value-type="float" office:value="333.408332546273">
                <text:p>333.408332546273</text:p>
              </table:table-cell>
              <table:table-cell office:value-type="float" office:value="10896.3467003269">
                <text:p>10896.3467003269</text:p>
              </table:table-cell>
              <table:table-cell office:value-type="float" office:value="425.33061240017">
                <text:p>425.33061240017</text:p>
              </table:table-cell>
              <table:table-cell office:value-type="float" office:value="527.030342460138">
                <text:p>527.030342460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113.65384915807">
                <text:p>113.65384915807</text:p>
              </table:table-cell>
              <table:table-cell office:value-type="float" office:value="718.563380046193">
                <text:p>718.563380046193</text:p>
              </table:table-cell>
              <table:table-cell office:value-type="float" office:value="11503.0018654051">
                <text:p>11503.0018654051</text:p>
              </table:table-cell>
              <table:table-cell office:value-type="float" office:value="790.133041950952">
                <text:p>790.133041950952</text:p>
              </table:table-cell>
              <table:table-cell office:value-type="float" office:value="1052.22581430512">
                <text:p>1052.22581430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">
                <text:p>0.925</text:p>
              </table:table-cell>
              <table:table-cell office:value-type="float" office:value="140.903301235576">
                <text:p>140.903301235576</text:p>
              </table:table-cell>
              <table:table-cell office:value-type="float" office:value="1071.71916283251">
                <text:p>1071.71916283251</text:p>
              </table:table-cell>
              <table:table-cell office:value-type="float" office:value="14832.4337417548">
                <text:p>14832.4337417548</text:p>
              </table:table-cell>
              <table:table-cell office:value-type="float" office:value="1185.02547950364">
                <text:p>1185.02547950364</text:p>
              </table:table-cell>
              <table:table-cell office:value-type="float" office:value="1531.16093021162">
                <text:p>1531.16093021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">
                <text:p>0.95</text:p>
              </table:table-cell>
              <table:table-cell office:value-type="float" office:value="184.576025126638">
                <text:p>184.576025126638</text:p>
              </table:table-cell>
              <table:table-cell office:value-type="float" office:value="1654.89028327171">
                <text:p>1654.89028327171</text:p>
              </table:table-cell>
              <table:table-cell office:value-type="float" office:value="17774.1106052386">
                <text:p>17774.1106052386</text:p>
              </table:table-cell>
              <table:table-cell office:value-type="float" office:value="1783.53607896311">
                <text:p>1783.53607896311</text:p>
              </table:table-cell>
              <table:table-cell office:value-type="float" office:value="2252.1435695625">
                <text:p>2252.143569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">
                <text:p>0.97</text:p>
              </table:table-cell>
              <table:table-cell office:value-type="float" office:value="258.929229483918">
                <text:p>258.929229483918</text:p>
              </table:table-cell>
              <table:table-cell office:value-type="float" office:value="2382.79928346611">
                <text:p>2382.79928346611</text:p>
              </table:table-cell>
              <table:table-cell office:value-type="float" office:value="23227.0048840943">
                <text:p>23227.0048840943</text:p>
              </table:table-cell>
              <table:table-cell office:value-type="float" office:value="2501.22012494947">
                <text:p>2501.22012494947</text:p>
              </table:table-cell>
              <table:table-cell office:value-type="float" office:value="3132.62222967534">
                <text:p>3132.62222967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331.807789652711">
                <text:p>331.807789652711</text:p>
              </table:table-cell>
              <table:table-cell office:value-type="float" office:value="2892.89665534151">
                <text:p>2892.89665534151</text:p>
              </table:table-cell>
              <table:table-cell office:value-type="float" office:value="19872.3039440925">
                <text:p>19872.3039440925</text:p>
              </table:table-cell>
              <table:table-cell office:value-type="float" office:value="3069.16543063986">
                <text:p>3069.16543063986</text:p>
              </table:table-cell>
              <table:table-cell office:value-type="float" office:value="3711.91771237751">
                <text:p>3711.91771237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466.494260148157">
                <text:p>466.494260148157</text:p>
              </table:table-cell>
              <table:table-cell office:value-type="float" office:value="3797.62491418376">
                <text:p>3797.62491418376</text:p>
              </table:table-cell>
              <table:table-cell office:value-type="float" office:value="23603.758050426">
                <text:p>23603.758050426</text:p>
              </table:table-cell>
              <table:table-cell office:value-type="float" office:value="4071.73831687907">
                <text:p>4071.73831687907</text:p>
              </table:table-cell>
              <table:table-cell office:value-type="float" office:value="4779.91080206815">
                <text:p>4779.91080206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3.205cm" style:legend-expansion="high" chart:style-name="ch2"/>
        <chart:plot-area chart:style-name="ch3" table:cell-range-address="Sheet1.A1:Sheet1.F17" chart:data-source-has-labels="row" svg:x="0.32cm" svg:y="0.18cm" svg:width="12.746cm" svg:height="8.64cm">
          <chartooo:coordinate-region svg:x="1.127cm" svg:y="0.379cm" svg:width="11.6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7" chart:label-cell-address="Sheet1.B1:Sheet1.B1" chart:class="chart:scatter">
            <chart:domain table:cell-range-address="Sheet1.A2:Sheet1.A17"/>
            <chart:data-point chart:repeated="16"/>
          </chart:series>
          <chart:series chart:style-name="ch7" chart:values-cell-range-address="Sheet1.C2:Sheet1.C17" chart:label-cell-address="Sheet1.C1:Sheet1.C1" chart:class="chart:scatter">
            <chart:data-point chart:repeated="16"/>
          </chart:series>
          <chart:series chart:style-name="ch8" chart:values-cell-range-address="Sheet1.D2:Sheet1.D17" chart:label-cell-address="Sheet1.D1:Sheet1.D1" chart:class="chart:scatter">
            <chart:data-point chart:repeated="16"/>
          </chart:series>
          <chart:series chart:style-name="ch9" chart:values-cell-range-address="Sheet1.E2:Sheet1.E17" chart:label-cell-address="Sheet1.E1:Sheet1.E1" chart:class="chart:scatter">
            <chart:data-point chart:repeated="16"/>
          </chart:series>
          <chart:series chart:style-name="ch10" chart:values-cell-range-address="Sheet1.F2:Sheet1.F17" chart:label-cell-address="Sheet1.F1:Sheet1.F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TA</text:p>
                <draw:g>
                  <svg:desc>Sheet1.B1:Sheet1.B1</svg:desc>
                </draw:g>
              </table:table-cell>
              <table:table-cell office:value-type="string">
                <text:p>LWL</text:p>
                <draw:g>
                  <svg:desc>Sheet1.C1:Sheet1.C1</svg:desc>
                </draw:g>
              </table:table-cell>
              <table:table-cell office:value-type="string">
                <text:p>Random</text:p>
                <draw:g>
                  <svg:desc>Sheet1.D1:Sheet1.D1</svg:desc>
                </draw:g>
              </table:table-cell>
              <table:table-cell office:value-type="string">
                <text:p>JSQ</text:p>
                <draw:g>
                  <svg:desc>Sheet1.E1:Sheet1.E1</svg:desc>
                </draw:g>
              </table:table-cell>
              <table:table-cell office:value-type="string">
                <text:p>Co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</svg:desc>
                </draw:g>
              </table:table-cell>
              <table:table-cell office:value-type="float" office:value="20.9214620932122">
                <text:p>20.9214620932122</text:p>
                <draw:g>
                  <svg:desc>Sheet1.B2:Sheet1.B17</svg:desc>
                </draw:g>
              </table:table-cell>
              <table:table-cell office:value-type="float" office:value="19.8817220441815">
                <text:p>19.8817220441815</text:p>
                <draw:g>
                  <svg:desc>Sheet1.C2:Sheet1.C17</svg:desc>
                </draw:g>
              </table:table-cell>
              <table:table-cell office:value-type="float" office:value="20.8067395178826">
                <text:p>20.8067395178826</text:p>
                <draw:g>
                  <svg:desc>Sheet1.D2:Sheet1.D17</svg:desc>
                </draw:g>
              </table:table-cell>
              <table:table-cell office:value-type="float" office:value="19.8817220441815">
                <text:p>19.8817220441815</text:p>
                <draw:g>
                  <svg:desc>Sheet1.E2:Sheet1.E17</svg:desc>
                </draw:g>
              </table:table-cell>
              <table:table-cell office:value-type="float" office:value="19.8817220441815">
                <text:p>19.8817220441815</text:p>
                <draw:g>
                  <svg:desc>Sheet1.F2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2.7928474027146">
                <text:p>22.7928474027146</text:p>
              </table:table-cell>
              <table:table-cell office:value-type="float" office:value="20.1060068993109">
                <text:p>20.1060068993109</text:p>
              </table:table-cell>
              <table:table-cell office:value-type="float" office:value="22.5838118543668">
                <text:p>22.5838118543668</text:p>
              </table:table-cell>
              <table:table-cell office:value-type="float" office:value="20.1062542463672">
                <text:p>20.1062542463672</text:p>
              </table:table-cell>
              <table:table-cell office:value-type="float" office:value="20.1060070586385">
                <text:p>20.1060070586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4.3301578259819">
                <text:p>24.3301578259819</text:p>
              </table:table-cell>
              <table:table-cell office:value-type="float" office:value="19.9109720485012">
                <text:p>19.9109720485012</text:p>
              </table:table-cell>
              <table:table-cell office:value-type="float" office:value="23.7849789834571">
                <text:p>23.7849789834571</text:p>
              </table:table-cell>
              <table:table-cell office:value-type="float" office:value="19.9172469933843">
                <text:p>19.9172469933843</text:p>
              </table:table-cell>
              <table:table-cell office:value-type="float" office:value="19.910834491553">
                <text:p>19.910834491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7.0046126297181">
                <text:p>27.0046126297181</text:p>
              </table:table-cell>
              <table:table-cell office:value-type="float" office:value="20.2890811842462">
                <text:p>20.2890811842462</text:p>
              </table:table-cell>
              <table:table-cell office:value-type="float" office:value="25.5641112939268">
                <text:p>25.5641112939268</text:p>
              </table:table-cell>
              <table:table-cell office:value-type="float" office:value="20.3460238765772">
                <text:p>20.3460238765772</text:p>
              </table:table-cell>
              <table:table-cell office:value-type="float" office:value="20.2847723559745">
                <text:p>20.2847723559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0.2040923324237">
                <text:p>30.2040923324237</text:p>
              </table:table-cell>
              <table:table-cell office:value-type="float" office:value="20.6750317508969">
                <text:p>20.6750317508969</text:p>
              </table:table-cell>
              <table:table-cell office:value-type="float" office:value="28.4647529641638">
                <text:p>28.4647529641638</text:p>
              </table:table-cell>
              <table:table-cell office:value-type="float" office:value="20.7585004915069">
                <text:p>20.7585004915069</text:p>
              </table:table-cell>
              <table:table-cell office:value-type="float" office:value="20.5999452309034">
                <text:p>20.5999452309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34.0935757249975">
                <text:p>34.0935757249975</text:p>
              </table:table-cell>
              <table:table-cell office:value-type="float" office:value="21.3840473519691">
                <text:p>21.3840473519691</text:p>
              </table:table-cell>
              <table:table-cell office:value-type="float" office:value="30.1573154977512">
                <text:p>30.1573154977512</text:p>
              </table:table-cell>
              <table:table-cell office:value-type="float" office:value="20.8825118761155">
                <text:p>20.8825118761155</text:p>
              </table:table-cell>
              <table:table-cell office:value-type="float" office:value="20.5114411150003">
                <text:p>20.511441115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41.784472702569">
                <text:p>41.784472702569</text:p>
              </table:table-cell>
              <table:table-cell office:value-type="float" office:value="26.0520654887933">
                <text:p>26.0520654887933</text:p>
              </table:table-cell>
              <table:table-cell office:value-type="float" office:value="34.2985713161532">
                <text:p>34.2985713161532</text:p>
              </table:table-cell>
              <table:table-cell office:value-type="float" office:value="21.9266872778116">
                <text:p>21.9266872778116</text:p>
              </table:table-cell>
              <table:table-cell office:value-type="float" office:value="21.2781901049758">
                <text:p>21.278190104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47.3300128860285">
                <text:p>47.3300128860285</text:p>
              </table:table-cell>
              <table:table-cell office:value-type="float" office:value="29.7796860183233">
                <text:p>29.7796860183233</text:p>
              </table:table-cell>
              <table:table-cell office:value-type="float" office:value="38.341717434506">
                <text:p>38.341717434506</text:p>
              </table:table-cell>
              <table:table-cell office:value-type="float" office:value="22.3195411334977">
                <text:p>22.3195411334977</text:p>
              </table:table-cell>
              <table:table-cell office:value-type="float" office:value="21.5995827558539">
                <text:p>21.5995827558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54.4375456870098">
                <text:p>54.4375456870098</text:p>
              </table:table-cell>
              <table:table-cell office:value-type="float" office:value="36.3490674228361">
                <text:p>36.3490674228361</text:p>
              </table:table-cell>
              <table:table-cell office:value-type="float" office:value="41.0843907074324">
                <text:p>41.0843907074324</text:p>
              </table:table-cell>
              <table:table-cell office:value-type="float" office:value="23.160033508283">
                <text:p>23.160033508283</text:p>
              </table:table-cell>
              <table:table-cell office:value-type="float" office:value="22.2401714071678">
                <text:p>22.2401714071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">
                <text:p>0.85</text:p>
              </table:table-cell>
              <table:table-cell office:value-type="float" office:value="65.7093179142323">
                <text:p>65.7093179142323</text:p>
              </table:table-cell>
              <table:table-cell office:value-type="float" office:value="45.5804269500569">
                <text:p>45.5804269500569</text:p>
              </table:table-cell>
              <table:table-cell office:value-type="float" office:value="44.1314353371041">
                <text:p>44.1314353371041</text:p>
              </table:table-cell>
              <table:table-cell office:value-type="float" office:value="24.4237489205165">
                <text:p>24.4237489205165</text:p>
              </table:table-cell>
              <table:table-cell office:value-type="float" office:value="23.1881645838839">
                <text:p>23.1881645838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89.288890028999">
                <text:p>89.288890028999</text:p>
              </table:table-cell>
              <table:table-cell office:value-type="float" office:value="60.1611625041495">
                <text:p>60.1611625041495</text:p>
              </table:table-cell>
              <table:table-cell office:value-type="float" office:value="53.3427938905629">
                <text:p>53.3427938905629</text:p>
              </table:table-cell>
              <table:table-cell office:value-type="float" office:value="26.7144174672195">
                <text:p>26.7144174672195</text:p>
              </table:table-cell>
              <table:table-cell office:value-type="float" office:value="25.0947984258186">
                <text:p>25.0947984258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">
                <text:p>0.925</text:p>
              </table:table-cell>
              <table:table-cell office:value-type="float" office:value="111.515100560734">
                <text:p>111.515100560734</text:p>
              </table:table-cell>
              <table:table-cell office:value-type="float" office:value="70.4602141920129">
                <text:p>70.4602141920129</text:p>
              </table:table-cell>
              <table:table-cell office:value-type="float" office:value="57.1592719870676">
                <text:p>57.1592719870676</text:p>
              </table:table-cell>
              <table:table-cell office:value-type="float" office:value="28.520285593727">
                <text:p>28.520285593727</text:p>
              </table:table-cell>
              <table:table-cell office:value-type="float" office:value="26.3105525099488">
                <text:p>26.3105525099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">
                <text:p>0.95</text:p>
              </table:table-cell>
              <table:table-cell office:value-type="float" office:value="144.421954106859">
                <text:p>144.421954106859</text:p>
              </table:table-cell>
              <table:table-cell office:value-type="float" office:value="80.8821851737522">
                <text:p>80.8821851737522</text:p>
              </table:table-cell>
              <table:table-cell office:value-type="float" office:value="58.8087872386085">
                <text:p>58.8087872386085</text:p>
              </table:table-cell>
              <table:table-cell office:value-type="float" office:value="30.4739876379386">
                <text:p>30.4739876379386</text:p>
              </table:table-cell>
              <table:table-cell office:value-type="float" office:value="28.1025469721507">
                <text:p>28.1025469721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">
                <text:p>0.97</text:p>
              </table:table-cell>
              <table:table-cell office:value-type="float" office:value="199.522273811039">
                <text:p>199.522273811039</text:p>
              </table:table-cell>
              <table:table-cell office:value-type="float" office:value="92.9953957348866">
                <text:p>92.9953957348866</text:p>
              </table:table-cell>
              <table:table-cell office:value-type="float" office:value="62.3889066321952">
                <text:p>62.3889066321952</text:p>
              </table:table-cell>
              <table:table-cell office:value-type="float" office:value="32.5297912263404">
                <text:p>32.5297912263404</text:p>
              </table:table-cell>
              <table:table-cell office:value-type="float" office:value="29.7901817338205">
                <text:p>29.7901817338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252.100673446812">
                <text:p>252.100673446812</text:p>
              </table:table-cell>
              <table:table-cell office:value-type="float" office:value="95.1319406479534">
                <text:p>95.1319406479534</text:p>
              </table:table-cell>
              <table:table-cell office:value-type="float" office:value="72.2297225753182">
                <text:p>72.2297225753182</text:p>
              </table:table-cell>
              <table:table-cell office:value-type="float" office:value="34.1343889093713">
                <text:p>34.1343889093713</text:p>
              </table:table-cell>
              <table:table-cell office:value-type="float" office:value="30.8692297059519">
                <text:p>30.8692297059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321.085195159477">
                <text:p>321.085195159477</text:p>
              </table:table-cell>
              <table:table-cell office:value-type="float" office:value="105.710433590285">
                <text:p>105.710433590285</text:p>
              </table:table-cell>
              <table:table-cell office:value-type="float" office:value="57.1982247503871">
                <text:p>57.1982247503871</text:p>
              </table:table-cell>
              <table:table-cell office:value-type="float" office:value="34.6303233538602">
                <text:p>34.6303233538602</text:p>
              </table:table-cell>
              <table:table-cell office:value-type="float" office:value="28.5590387344591">
                <text:p>28.5590387344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